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Err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eldError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Error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Error.FieldError( String objectName , String field , String defaul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Error.getRejecte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Error.equals( @ Nullable Object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eldError.FieldError( String objectName , String field , @ Nullable Object rejectedValue , boolean bindingFailure , @ Nullable String [ ] codes , @ Nullable Object [ ] arguments , @ Nullable String defaul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Error.isBinding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